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00%" fo:text-align="end" style:justify-single-word="false" fo:break-before="auto" fo:break-after="auto"/>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9"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0"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1" style:family="paragraph" style:parent-style-name="Standard">
      <style:paragraph-properties fo:break-before="auto" fo:break-after="auto"/>
    </style:style>
    <style:style style:name="P22" style:family="paragraph" style:parent-style-name="Heading_20_1" style:list-style-name="WWNum1"/>
    <style:style style:name="P23"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fo:color="#1155cc" style:text-underline-style="solid" style:text-underline-width="auto" style:text-underline-color="font-color"/>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bookmark text:name="_aczyuw2yex2w"/><text:span text:style-name="T1">Sistemas operativos en red</text:span><text:span text:style-name="T2"><text:line-break/></text:span><text:span text:style-name="T3">UD 10. Actividades no Evaluables 01</text:span></text:p>
      <text:p text:style-name="P1"><draw:frame draw:style-name="fr1" draw:name="image3.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es: Sergi García Barea</text:span></text:p>
      <text:p text:style-name="P4"><text:span text:style-name="T5">Actualizado Enero 2024</text:span></text:p>
      <text:p text:style-name="P5"><text:span text:style-name="T6">Licencia</text:span></text:p>
      <text:p text:style-name="P7"/>
      <text:p text:style-name="P6"><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6">Nomenclatura</text:span></text:p>
      <text:p text:style-name="P8">A lo largo de este tema se utilizarán diferentes símbolos para distinguir elementos importantes dentro del contenido. Estos símbolos son:</text:p>
      <text:p text:style-name="P8"/>
      <text:p text:style-name="P10"><text:span text:style-name="T9"><text:s/>📖 </text:span><text:span text:style-name="T10">Importante</text:span></text:p>
      <text:p text:style-name="Standard"/>
      <text:p text:style-name="P10"><text:span text:style-name="T11"><text:s/>❕</text:span><text:span text:style-name="T12"> </text:span><text:span text:style-name="T10">Atención</text:span></text:p>
      <text:p text:style-name="Standard"><text:s/></text:p>
      <text:p text:style-name="P10"><text:span text:style-name="T9"><text:s/>💬</text:span> <text:span text:style-name="T10">Interesante</text:span></text:p>
      <text:p text:style-name="Standard"/>
      <text:p text:style-name="P10"><text:soft-page-break/><text:span text:style-name="T9"><text:s/>📕 </text:span><text:span text:style-name="T10">A entregar</text:span></text:p>
      <text:p text:style-name="P11"><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4owcmsjlyn6b" text:style-name="Index_20_Link" text:visited-style-name="Index_20_Link"><text:span text:style-name="T17">1. Actividad no evaluable 01<text:tab/>3</text:span></text:a></text:p>
          <text:p text:style-name="P13"><text:a xlink:type="simple" xlink:href="#_ec2icqpa9p84" text:style-name="Index_20_Link" text:visited-style-name="Index_20_Link"><text:span text:style-name="T17">2. Actividad no evaluable 02<text:tab/>3</text:span></text:a></text:p>
          <text:p text:style-name="P13"><text:a xlink:type="simple" xlink:href="#_6fwqqdybz39n" text:style-name="Index_20_Link" text:visited-style-name="Index_20_Link"><text:span text:style-name="T17">3. Actividad no evaluable 03<text:tab/>3</text:span></text:a></text:p>
          <text:p text:style-name="P13"><text:a xlink:type="simple" xlink:href="#_alzs0el7m4cz" text:style-name="Index_20_Link" text:visited-style-name="Index_20_Link"><text:span text:style-name="T17">4. Actividad no evaluable 04<text:tab/>3</text:span></text:a></text:p>
          <text:p text:style-name="P13"><text:a xlink:type="simple" xlink:href="#_ktvw864l9bkr" text:style-name="Index_20_Link" text:visited-style-name="Index_20_Link"><text:span text:style-name="T17">5. Actividad no evaluable 05<text:tab/>3</text:span></text:a></text:p>
          <text:p text:style-name="P13"><text:a xlink:type="simple" xlink:href="#_6wczumkftewg" text:style-name="Index_20_Link" text:visited-style-name="Index_20_Link"><text:span text:style-name="T17">6. Actividad no evaluable 06<text:tab/>3</text:span></text:a></text:p>
          <text:p text:style-name="P13"><text:a xlink:type="simple" xlink:href="#_10z7y1e0ud48" text:style-name="Index_20_Link" text:visited-style-name="Index_20_Link"><text:span text:style-name="T17">7. Actividad no evaluable 07<text:tab/>3</text:span></text:a></text:p>
          <text:p text:style-name="P13"><text:a xlink:type="simple" xlink:href="#_5fe0zpaae4xr" text:style-name="Index_20_Link" text:visited-style-name="Index_20_Link"><text:span text:style-name="T17">8. Actividad no evaluable 08<text:tab/>3</text:span></text:a></text:p>
          <text:p text:style-name="P13"><text:a xlink:type="simple" xlink:href="#_6grem8ntahsl" text:style-name="Index_20_Link" text:visited-style-name="Index_20_Link"><text:span text:style-name="T17">9. Actividad no evaluable 09<text:tab/>3</text:span></text:a></text:p>
          <text:p text:style-name="P13"><text:a xlink:type="simple" xlink:href="#_alh39xso5d2j" text:style-name="Index_20_Link" text:visited-style-name="Index_20_Link"><text:span text:style-name="T17">10. Actividad no evaluable 10<text:tab/>4</text:span></text:a></text:p>
          <text:p text:style-name="P13"><text:a xlink:type="simple" xlink:href="#_e2pc4awxbe1r" text:style-name="Index_20_Link" text:visited-style-name="Index_20_Link"><text:span text:style-name="T17">11. Actividad no evaluable 11<text:tab/>4</text:span></text:a></text:p>
        </text:index-body>
      </text:table-of-content>
      <text:p text:style-name="P12"/>
      <text:p text:style-name="P15"/>
      <text:p text:style-name="P16"><text:span text:style-name="T14">UD10. Actividades no evaluables 01</text:span></text:p>
      <text:p text:style-name="Standard"/>
      <text:p text:style-name="P10"><text:span text:style-name="T9"><text:s/>📕 </text:span><text:span text:style-name="T10">A entregar: </text:span>estas actividades son “no evaluables”, es decir, no hay que entregar nada.</text:p>
      <text:list xml:id="list897894592" text:style-name="WWNum1">
        <text:list-item>
          <text:p text:style-name="P22"><text:bookmark text:name="_4owcmsjlyn6b"/>Actividad no evaluable 01</text:p>
        </text:list-item>
      </text:list>
      <text:p text:style-name="Standard">Regístrate en el portal <text:a xlink:type="simple" xlink:href="http://www.aprendeaprogramar.org" text:style-name="ListLabel_20_1" text:visited-style-name="ListLabel_20_1"><text:span text:style-name="T19">www.aprendeaprogramar.org</text:span></text:a> y automatriculate en el curso “Programación básica en Python 3” y realiza las actividades del curso.</text:p>
      <text:list xml:id="list154004205744837" text:continue-numbering="true" text:style-name="WWNum1">
        <text:list-item>
          <text:p text:style-name="P22"><text:bookmark text:name="_ec2icqpa9p84"/>Actividad no evaluable 02</text:p>
        </text:list-item>
      </text:list>
      <text:p text:style-name="Standard">Realiza un script que pida un nombre de usuario y cree dicho usuario local sin contraseña. </text:p>
      <text:list xml:id="list154003908810706" text:continue-numbering="true" text:style-name="WWNum1">
        <text:list-item>
          <text:p text:style-name="P22"><text:bookmark text:name="_6fwqqdybz39n"/>Actividad no evaluable 03</text:p>
        </text:list-item>
      </text:list>
      <text:p text:style-name="Standard">Realiza un script que pida un nombre de usuario y una contraseña. Tras ello debe crear dicho usuario local con esa contraseña.</text:p>
      <text:list xml:id="list154002612095228" text:continue-numbering="true" text:style-name="WWNum1">
        <text:list-item>
          <text:p text:style-name="P22"><text:bookmark text:name="_alzs0el7m4cz"/>Actividad no evaluable 04</text:p>
        </text:list-item>
      </text:list>
      <text:p text:style-name="Standard">Realiza un script que pida un nombre de usuario local e indique si existe o no dicho usuario. </text:p>
      <text:list xml:id="list154004108008919" text:continue-numbering="true" text:style-name="WWNum1">
        <text:list-item>
          <text:p text:style-name="P22"><text:bookmark text:name="_ktvw864l9bkr"/><text:soft-page-break/>Actividad no evaluable 05</text:p>
        </text:list-item>
      </text:list>
      <text:p text:style-name="Standard">Realiza un script que pida un nombre de usuario local y si no existe de un error. En caso de existir, deberá desactivar la cuenta.</text:p>
      <text:list xml:id="list154004005921966" text:continue-numbering="true" text:style-name="WWNum1">
        <text:list-item>
          <text:p text:style-name="P22"><text:bookmark text:name="_6wczumkftewg"/>Actividad no evaluable 06</text:p>
        </text:list-item>
      </text:list>
      <text:p text:style-name="Standard">Realizar un script que pregunte cuantos directorios quieres crear (entre 0 y 999). Deberá crear los directorios con una estructura similar a “000”, “001”, “002”, etc. (con los ceros a la izquierda que sean necesarios). Los directorios los creará dentro de un subdirectorio “tmp” de la ruta donde ejecutes el Python, para ser más fácil hacer pruebas, borrarlos, etc.</text:p>
      <text:list xml:id="list154004276006202" text:continue-numbering="true" text:style-name="WWNum1">
        <text:list-item>
          <text:p text:style-name="P22"><text:bookmark text:name="_10z7y1e0ud48"/>Actividad no evaluable 07</text:p>
        </text:list-item>
      </text:list>
      <text:p text:style-name="Standard">Haz el ejercicio anterior, usando “do-while”.</text:p>
      <text:list xml:id="list154003902299084" text:continue-numbering="true" text:style-name="WWNum1">
        <text:list-item>
          <text:p text:style-name="P22"><text:bookmark text:name="_5fe0zpaae4xr"/>Actividad no evaluable 08</text:p>
        </text:list-item>
      </text:list>
      <text:p text:style-name="Standard">Realizar un script que pregunte cuantos exámenes ha realizado el usuario. Tras ello, pedirá las notas de esos exámenes. Una vez introducidas las notas, mostrará la nota media de los exámenes y también mostrará cuantos exámenes se han aprobado.</text:p>
      <text:list xml:id="list154003180451834" text:continue-numbering="true" text:style-name="WWNum1">
        <text:list-item>
          <text:p text:style-name="P22"><text:bookmark text:name="_6grem8ntahsl"/>Actividad no evaluable 09</text:p>
        </text:list-item>
      </text:list>
      <text:p text:style-name="Standard">Realiza un script que nos permita saber el programa que más CPU está utilizando y el programa que más memoria está utilizando.</text:p>
      <text:p text:style-name="Standard"/>
      <text:list xml:id="list154003630271653" text:continue-numbering="true" text:style-name="WWNum1">
        <text:list-item>
          <text:p text:style-name="P22"><text:bookmark text:name="_alh39xso5d2j"/>Actividad no evaluable 10</text:p>
        </text:list-item>
      </text:list>
      <text:p text:style-name="Standard">Muestra como rellenar un vector de 100 elementos en Python 3 con números aleatorios.</text:p>
      <text:list xml:id="list154004259791188" text:continue-numbering="true" text:style-name="WWNum1">
        <text:list-item>
          <text:p text:style-name="P22"><text:bookmark text:name="_e2pc4awxbe1r"/>Actividad no evaluable 11</text:p>
        </text:list-item>
      </text:list>
      <text:p text:style-name="Standard">Crea un menú que funcione en bucle (es decir, que tras elegir una opción y terminarla, vuelva al principio). Este menú deberá implementar las siguientes opciones:</text:p>
      <text:p text:style-name="Standard">1. Ver listado de procesos.</text:p>
      <text:p text:style-name="Standard">2. Ver información detallada de un proceso.</text:p>
      <text:p text:style-name="Standard">3. Parar un proceso en marcha.</text:p>
      <text:p text:style-name="Standard">4. Ver el proceso que más CPU consume.</text:p>
      <text:p text:style-name="Standard">5. Ver el proceso que más memoria ocupa.</text:p>
      <text:p text:style-name="Standard">6. Salir. <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10. Actividades no evaluables 01</text:span></text:p>
      </style:header>
      <style:footer>
        <text:p text:style-name="MP4"><text:span text:style-name="MT1">CFGM Sistemas Microinformáticos y Redes<text:tab/><text:tab/>Unidad 10 - Página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3" meta:paragraph-count="57" meta:word-count="557" meta:character-count="3260" meta:non-whitespace-character-count="2757"/>
    <meta:generator>LibreOfficeDev/6.0.5.2$Linux_X86_64 LibreOffice_project/</meta:generator>
  </office:meta>
</office:document-meta>
</file>